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8c6" officeooo:paragraph-rsid="001308c6"/>
    </style:style>
    <style:style style:name="P2" style:family="paragraph" style:parent-style-name="Standard">
      <style:text-properties officeooo:rsid="00135a50" officeooo:paragraph-rsid="00135a50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roid Sans Mono" fo:font-size="10.5pt" fo:font-weight="normal" fo:background-color="#000000"/>
    </style:style>
    <style:style style:name="P4" style:family="paragraph" style:parent-style-name="Standard">
      <style:paragraph-properties style:line-height-at-least="0.503cm"/>
      <style:text-properties fo:color="#ffffff" loext:opacity="100%" style:font-name="Droid Sans Mono" fo:font-size="10.5pt" fo:font-weight="normal" fo:background-color="#000000"/>
    </style:style>
    <style:style style:name="P5" style:family="paragraph" style:parent-style-name="Standard">
      <style:text-properties fo:color="#ffffff" loext:opacity="100%" style:font-name="Droid Sans Mono" fo:font-size="10.5pt" fo:font-weight="normal" officeooo:rsid="00135a50" officeooo:paragraph-rsid="00135a50" fo:background-color="#000000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fo:font-style="normal" officeooo:rsid="00135a50" officeooo:paragraph-rsid="00135a50" style:font-style-asian="normal" style:font-style-complex="normal"/>
    </style:style>
    <style:style style:name="P8" style:family="paragraph" style:parent-style-name="Standard">
      <style:text-properties fo:font-style="normal" officeooo:rsid="0014c141" officeooo:paragraph-rsid="0014c141" style:font-style-asian="normal" style:font-style-complex="normal"/>
    </style:style>
    <style:style style:name="P9" style:family="paragraph" style:parent-style-name="Standard">
      <style:text-properties fo:font-style="normal" officeooo:rsid="0016e352" officeooo:paragraph-rsid="0016e352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08c6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c586c0" loext:opacity="100%"/>
    </style:style>
    <style:style style:name="T6" style:family="text">
      <style:text-properties fo:color="#c586c0" loext:opacity="100%" fo:font-style="normal" style:font-style-asian="normal" style:font-style-complex="normal"/>
    </style:style>
    <style:style style:name="T7" style:family="text">
      <style:text-properties fo:color="#9cdcfe" loext:opacity="100%" fo:font-style="normal" style:font-style-asian="normal" style:font-style-complex="normal"/>
    </style:style>
    <style:style style:name="T8" style:family="text">
      <style:text-properties fo:color="#ce9178" loext:opacity="100%" fo:font-style="normal" style:font-style-asian="normal" style:font-style-complex="normal"/>
    </style:style>
    <style:style style:name="T9" style:family="text">
      <style:text-properties fo:color="#569cd6" loext:opacity="100%"/>
    </style:style>
    <style:style style:name="T10" style:family="text">
      <style:text-properties fo:color="#dcdcaa" loext:opacity="100%"/>
    </style:style>
    <style:style style:name="T11" style:family="text">
      <style:text-properties fo:color="#808080" loext:opacity="100%"/>
    </style:style>
    <style:style style:name="T12" style:family="text">
      <style:text-properties fo:color="#4ec9b0" loext:opacity="100%"/>
    </style:style>
    <style:style style:name="T13" style:family="text">
      <style:text-properties officeooo:rsid="0016e3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tin Tacsik 4.C 2.skupina</text:p>
      <text:p text:style-name="P1"/>
      <text:p text:style-name="P1">What is your project named? my-app</text:p>
      <text:p text:style-name="P1">Would you like to use TypeScript? No / Yes</text:p>
      <text:p text:style-name="P1">Would you like to use ESLint? No / Yes</text:p>
      <text:p text:style-name="P1">Would you like to use Tailwind CSS? No / Yes</text:p>
      <text:p text:style-name="P1">Would you like your code inside a `src/` directory? No / Yes</text:p>
      <text:p text:style-name="P1">Would you like to use App Router? (recommended) No / Yes</text:p>
      <text:p text:style-name="P1">Would you like to use Turbopack for `next dev`? <text:s/>No / Yes</text:p>
      <text:p text:style-name="P1">Would you like to customize the import alias (`@/*` by default)? No / Yes</text:p>
      <text:p text:style-name="P1">What import alias would you like configured? @/*</text:p>
      <text:p text:style-name="P1"/>
      <text:p text:style-name="P1"/>
      <text:p text:style-name="P1"/>
      <text:p text:style-name="P1"/>
      <text:p text:style-name="P1">ls --- zobrazí položky na umiestnení</text:p>
      <text:p text:style-name="P1">cd <text:span text:style-name="T1">nazov priečinka --- </text:span><text:span text:style-name="T2">prejsť do priečinka</text:span></text:p>
      <text:p text:style-name="P1"><text:span text:style-name="T2"/></text:p>
      <text:p text:style-name="P2"><text:span text:style-name="T2">Na stranku sa dostaneme: <text:s/>stranka</text:span><text:span text:style-name="T3">/názov priečinka <text:line-break/></text:span><text:span text:style-name="T2">Tvorba stránky: src/app/nazovpriečinka kliknúť pravým New Folder</text:span></text:p>
      <text:p text:style-name="P2"><text:span text:style-name="T2">Každá stránka musí obsahovať </text:span><text:span text:style-name="T4">page.tsx</text:span><text:span text:style-name="T2"><text:line-break/>Príklad stránky:</text:span></text:p>
      <text:p text:style-name="P5"><text:span text:style-name="T6">import</text:span><text:span text:style-name="T2"> </text:span><text:span text:style-name="T7">Typography</text:span><text:span text:style-name="T2"> </text:span><text:span text:style-name="T6">from</text:span><text:span text:style-name="T2"> </text:span><text:span text:style-name="T8">"@mui/material/Typography"</text:span><text:span text:style-name="T2">;</text:span></text:p>
      <text:p text:style-name="P6"/>
      <text:p text:style-name="P3"><text:span text:style-name="T5">export</text:span> <text:span text:style-name="T5">default</text:span> <text:span text:style-name="T9">function</text:span> <text:span text:style-name="T10">GDPR</text:span>() {</text:p>
      <text:p text:style-name="P3"><text:span text:style-name="T5">return</text:span> (</text:p>
      <text:p text:style-name="P3"><text:span text:style-name="T11">&lt;</text:span><text:span text:style-name="T12">Typography</text:span><text:span text:style-name="T11">&gt;</text:span> Stranka na GDPR <text:span text:style-name="T11">&lt;/</text:span><text:span text:style-name="T12">Typography</text:span><text:span text:style-name="T11">&gt;</text:span></text:p>
      <text:p text:style-name="P3">);</text:p>
      <text:p text:style-name="P3">}</text:p>
      <text:p text:style-name="P4"/>
      <text:p text:style-name="P7"/>
      <text:p text:style-name="P8">Prepojenie github-u:</text:p>
      <text:p text:style-name="P8"><text:span text:style-name="T13">pridanie mena githubu: </text:span>git config --global user.name "Martin2000SVK"</text:p>
      <text:p text:style-name="P8"><text:span text:style-name="T13">pridanie mailu na pridanie: </text:span>git config --global user.email "<text:a xlink:type="simple" xlink:href="mailto:tacsikmartin@gmail.com" text:style-name="Internet_20_link" text:visited-style-name="Visited_20_Internet_20_Link">tacsikmartin@gmail.com</text:a>"</text:p>
      <text:p text:style-name="P8"><text:span text:style-name="T13">poslanie linku: </text:span>git remote add origin <text:a xlink:type="simple" xlink:href="https://github.com/Martin2000SVK/zoska-snap.git" text:style-name="Internet_20_link" text:visited-style-name="Visited_20_Internet_20_Link">https://github.com/Martin2000SVK/zoska-snap.git</text:a></text:p>
      <text:p text:style-name="P9">kontrola: git remote -v</text:p>
      <text:p text:style-name="P9">output: <text:tab/>origin <text:s/>https://github.com/Martin2000SVK/zoska-snap.git (fetch)</text:p>
      <text:p text:style-name="P9"><text:tab/><text:tab/>origin <text:s/>https://github.com/Martin2000SVK/zoska-snap.git (push)</text:p>
      <text:p text:style-name="P9">potvrdenie: git add 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2:24:45.690705212</meta:creation-date>
    <meta:generator>LibreOffice/24.2.5.2$Linux_X86_64 LibreOffice_project/420$Build-2</meta:generator>
    <dc:date>2024-09-26T13:04:44.088191659</dc:date>
    <meta:editing-duration>PT55M48S</meta:editing-duration>
    <meta:editing-cycles>3</meta:editing-cycles>
    <meta:document-statistic meta:table-count="0" meta:image-count="0" meta:object-count="0" meta:page-count="1" meta:paragraph-count="28" meta:word-count="189" meta:character-count="1297" meta:non-whitespace-character-count="1130"/>
  </office:meta>
</office:document-meta>
</file>